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1.961cm" fo:min-width="1.711cm" fo:padding-top="0.142cm" fo:padding-bottom="0.142cm" fo:padding-left="0.267cm" fo:padding-right="0.267cm" draw:shadow="hidden"/>
    </style:style>
    <style:style style:name="gr2" style:family="graphic" style:parent-style-name="standard">
      <style:graphic-properties svg:stroke-width="0.106cm" draw:marker-start-width="0.358cm" draw:marker-end-width="0.358cm" draw:fill-color="#ffffff" draw:opacity="0%" draw:textarea-horizontal-align="justify" draw:textarea-vertical-align="middle" draw:auto-grow-height="false" fo:min-height="18.188cm" fo:min-width="10.191cm" fo:padding-top="0.177cm" fo:padding-bottom="0.177cm" fo:padding-left="0.302cm" fo:padding-right="0.302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svg:stroke-width="0.106cm" draw:marker-start-width="0.358cm" draw:marker-end-width="0.358cm" draw:opacity="0%" draw:textarea-horizontal-align="justify" draw:textarea-vertical-align="middle" draw:auto-grow-height="false" fo:min-height="8.474cm" fo:min-width="3.976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0.813cm" fo:min-width="0.832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589cm"/>
    </style:style>
    <style:style style:name="gr7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16cm" fo:min-width="1.91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2a6099" draw:marker-start-width="0.359cm" draw:marker-end-width="0.359cm" draw:opacity="0%" draw:textarea-horizontal-align="justify" draw:textarea-vertical-align="middle" draw:auto-grow-height="false" fo:min-height="2.698cm" fo:min-width="2.808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solid" svg:stroke-width="0.106cm" draw:marker-start-width="0.359cm" draw:marker-end-width="0.359cm" draw:opacity="0%" draw:textarea-horizontal-align="justify" draw:textarea-vertical-align="middle" draw:auto-grow-height="false" fo:min-height="1.427cm" fo:min-width="1.258cm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106cm" draw:marker-start-width="0.359cm" draw:marker-end-width="0.359cm" draw:opacity="0%" draw:textarea-horizontal-align="justify" draw:textarea-vertical-align="middle" draw:auto-grow-height="false" fo:min-height="1.481cm" fo:min-width="1.391cm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="Arrow" draw:marker-start-width="0.459cm" draw:marker-end="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2a6099" draw:marker-start-width="0.359cm" draw:marker-end-width="0.359cm" draw:opacity="0%" draw:textarea-horizontal-align="justify" draw:textarea-vertical-align="middle" draw:auto-grow-height="false" fo:min-height="3.058cm" fo:min-width="3.077cm" fo:padding-top="0.178cm" fo:padding-bottom="0.178cm" fo:padding-left="0.303cm" fo:padding-right="0.303cm"/>
    </style:style>
    <style:style style:name="gr15" style:family="graphic" style:parent-style-name="objectwithoutfill">
      <style:graphic-properties draw:stroke="dash" draw:stroke-dash="Fine_20_Dashed"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solid" svg:stroke-width="0.106cm" draw:marker-start-width="0.359cm" draw:marker-end-width="0.359cm" draw:opacity="0%" draw:textarea-horizontal-align="justify" draw:textarea-vertical-align="middle" draw:auto-grow-height="false" fo:min-height="1.321cm" fo:min-width="1.152cm" fo:padding-top="0.178cm" fo:padding-bottom="0.178cm" fo:padding-left="0.303cm" fo:padding-right="0.303cm"/>
    </style:style>
    <style:style style:name="gr17" style:family="graphic" style:parent-style-name="standard">
      <style:graphic-properties draw:opacity="100%" draw:textarea-horizontal-align="justify" draw:textarea-vertical-align="middle" draw:auto-grow-height="false" fo:min-height="1.338cm" fo:min-width="1.66cm"/>
    </style:style>
    <style:style style:name="gr18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518cm" fo:min-width="2.268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147cm" fo:min-width="2.897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fo:min-height="2.134cm"/>
    </style:style>
    <style:style style:name="gr21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8cm" fo:min-width="1.55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fo:min-height="3.556cm"/>
    </style:style>
    <style:style style:name="gr23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16cm" fo:min-width="1.999cm" fo:padding-top="0.178cm" fo:padding-bottom="0.178cm" fo:padding-left="0.303cm" fo:padding-right="0.303cm"/>
    </style:style>
    <style:style style:name="gr24" style:family="graphic" style:parent-style-name="standard">
      <style:graphic-properties draw:stroke="solid" svg:stroke-width="0.106cm" draw:marker-start-width="0.358cm" draw:marker-end-width="0.358cm" draw:opacity="0%" draw:textarea-horizontal-align="justify" draw:textarea-vertical-align="middle" draw:auto-grow-height="false" fo:min-height="12.691cm" fo:min-width="3.976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711cm" fo:min-width="3.358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878cm" fo:min-width="2.808cm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fo:min-height="0.766cm"/>
    </style:style>
    <style:style style:name="gr28" style:family="graphic" style:parent-style-name="objectwithoutfill">
      <style:graphic-properties draw:stroke="solid"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429cm" fo:min-width="2.436cm" fo:padding-top="0.178cm" fo:padding-bottom="0.178cm" fo:padding-left="0.303cm" fo:padding-right="0.303cm"/>
    </style:style>
    <style:style style:name="gr30" style:family="graphic" style:parent-style-name="standard">
      <style:graphic-properties draw:textarea-vertical-align="middle"/>
    </style:style>
    <style:style style:name="gr31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428cm" fo:min-width="2.436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249cm" fo:min-width="2.016cm" fo:padding-top="0.178cm" fo:padding-bottom="0.178cm" fo:padding-left="0.303cm" fo:padding-right="0.303cm"/>
    </style:style>
    <style:style style:name="gr33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339cm" fo:min-width="2.258cm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2.609cm" fo:min-width="2.436cm" fo:padding-top="0.178cm" fo:padding-bottom="0.178cm" fo:padding-left="0.303cm" fo:padding-right="0.303cm"/>
    </style:style>
    <style:style style:name="gr35" style:family="graphic" style:parent-style-name="standard">
      <style:graphic-properties draw:stroke="solid" svg:stroke-width="0.106cm" draw:marker-start-width="0.358cm" draw:marker-end-width="0.358cm" draw:opacity="0%" draw:textarea-horizontal-align="justify" draw:textarea-vertical-align="middle" draw:auto-grow-height="false" fo:min-height="11.986cm" fo:min-width="3.976cm" fo:padding-top="0.177cm" fo:padding-bottom="0.177cm" fo:padding-left="0.302cm" fo:padding-right="0.302cm"/>
    </style:style>
    <style:style style:name="gr36" style:family="graphic" style:parent-style-name="objectwithoutfill">
      <style:graphic-properties svg:stroke-width="0.106cm" draw:marker-start="Arrow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draw:opacity="100%" draw:textarea-horizontal-align="justify" draw:textarea-vertical-align="middle" draw:auto-grow-height="false" fo:min-height="1.655cm" fo:min-width="1.66cm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opacity="100%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xml:id="id3" draw:id="id3" draw:layer="layout" svg:width="3.175cm" svg:height="3.883cm" svg:x="0.11cm" svg:y="6.588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  <draw:custom-shape draw:style-name="gr2" draw:text-style-name="P2" draw:layer="layout" svg:width="10.795cm" svg:height="18.542cm" svg:x="4.427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28cm" svg:y="5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46cm" svg:height="9.534cm" draw:transform="rotate (-0.0043633231299858) translate (16.365cm 6.08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4" draw:layer="layout" svg:width="2.032cm" svg:height="1.651cm" svg:x="16.873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5" draw:layer="layout" svg:width="2.921cm" svg:height="0.839cm" svg:x="16.873cm" svg:y="7.096cm">
            <draw:text-box>
              <text:p><text:span text:style-name="T1">Iphone</text:span></text:p>
            </draw:text-box>
          </draw:frame>
        </draw:g>
        <draw:custom-shape draw:style-name="gr7" draw:text-style-name="P4" xml:id="id1" draw:id="id1" draw:layer="layout" svg:width="3.556cm" svg:height="3.556cm" svg:x="11.414cm" svg:y="4.429cm">
          <text:p text:style-name="P3">Calculate </text:p>
          <text:p text:style-name="P3">B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" draw:id="id2" draw:layer="layout" svg:width="4.826cm" svg:height="4.318cm" svg:x="5.572cm" svg:y="7.35cm">
          <text:p text:style-name="P3">Return Results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2.921cm" svg:height="1.673cm" svg:x="0.292cm" svg:y="4.937cm">
          <draw:text-box>
            <text:p text:style-name="P3">New single</text:p>
          </draw:text-box>
        </draw:frame>
        <draw:custom-shape draw:style-name="gr10" draw:text-style-name="P4" xml:id="id5" draw:id="id5" draw:layer="layout" svg:width="2.794cm" svg:height="2.667cm" svg:x="18.399cm" svg:y="8.747cm">
          <text:p text:style-name="P3"><text:span text:style-name="T1">Loc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4" xml:id="id4" draw:id="id4" draw:layer="layout" svg:width="3.175cm" svg:height="2.921cm" svg:x="17.637cm" svg:y="11.668cm">
          <text:p text:style-name="P3"><text:span text:style-name="T1">Ride</text:span></text:p>
          <text:p text:style-name="P3"><text:span text:style-name="T1">Services</text:span></text:p>
          <text:p text:style-name="P3"><text:span text:style-name="T1">(ex. Lyft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2" draw:text-style-name="P7" draw:layer="layout" draw:type="line" svg:x1="11.414cm" svg:y1="6.207cm" svg:x2="10.398cm" svg:y2="9.509cm" draw:start-shape="id1" draw:start-glue-point="6" draw:end-shape="id2" draw:end-glue-point="10" svg:d="M11414 6207l-1016 3302" svg:viewBox="0 0 1017 3303">
          <text:p/>
        </draw:connector>
        <draw:connector draw:style-name="gr13" draw:text-style-name="P7" draw:layer="layout" draw:type="line" svg:x1="3.286cm" svg:y1="8.53cm" svg:x2="5.572cm" svg:y2="9.509cm" draw:start-shape="id3" draw:start-glue-point="1" draw:end-shape="id2" draw:end-glue-point="6" svg:d="M3286 8530l2286 979" svg:viewBox="0 0 2287 980">
          <text:p/>
        </draw:connector>
        <draw:connector draw:style-name="gr12" draw:text-style-name="P7" draw:layer="layout" draw:type="line" svg:x1="17.637cm" svg:y1="13.129cm" svg:x2="9.692cm" svg:y2="11.036cm" draw:start-shape="id4" draw:start-glue-point="5" draw:end-shape="id2" draw:end-glue-point="9" svg:d="M17637 13129l-7945-2093" svg:viewBox="0 0 7946 2094">
          <text:p/>
        </draw:connector>
        <draw:connector draw:style-name="gr12" draw:text-style-name="P7" draw:layer="layout" draw:type="line" svg:x1="18.399cm" svg:y1="10.081cm" svg:x2="10.398cm" svg:y2="9.509cm" draw:start-shape="id5" draw:start-glue-point="5" draw:end-shape="id2" draw:end-glue-point="10" svg:d="M18399 10081l-8001-572" svg:viewBox="0 0 8002 573">
          <text:p/>
        </draw:connector>
        <draw:custom-shape draw:style-name="gr14" draw:text-style-name="P4" xml:id="id6" draw:id="id6" draw:layer="layout" svg:width="5.207cm" svg:height="4.826cm" svg:x="9.509cm" svg:y="13.192cm">
          <text:p text:style-name="P3">Prompt r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line" svg:x1="7.985cm" svg:y1="11.668cm" svg:x2="12.113cm" svg:y2="13.192cm" draw:start-shape="id2" draw:start-glue-point="8" draw:end-shape="id6" draw:end-glue-point="4" svg:d="M7985 11668l4128 1524" svg:viewBox="0 0 4129 1525">
          <text:p/>
        </draw:connector>
      </draw:page>
      <draw:page draw:name="page2" draw:style-name="dp1" draw:master-page-name="Default">
        <draw:path draw:style-name="gr1" draw:text-style-name="P1" xml:id="id10" draw:id="id10" draw:layer="layout" svg:width="3.175cm" svg:height="3.883cm" svg:x="0.11cm" svg:y="6.588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  <draw:custom-shape draw:style-name="gr2" draw:text-style-name="P2" draw:layer="layout" svg:width="10.795cm" svg:height="18.542cm" svg:x="4.427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28cm" svg:y="5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46cm" svg:height="9.534cm" draw:transform="rotate (-0.0043633231299858) translate (16.365cm 6.08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4" draw:layer="layout" svg:width="2.032cm" svg:height="1.651cm" svg:x="16.873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5" draw:layer="layout" svg:width="2.921cm" svg:height="0.839cm" svg:x="16.873cm" svg:y="7.096cm">
            <draw:text-box>
              <text:p><text:span text:style-name="T1">Iphone</text:span></text:p>
            </draw:text-box>
          </draw:frame>
        </draw:g>
        <draw:custom-shape draw:style-name="gr7" draw:text-style-name="P4" xml:id="id8" draw:id="id8" draw:layer="layout" svg:width="3.556cm" svg:height="3.556cm" svg:x="11.414cm" svg:y="4.429cm">
          <text:p text:style-name="P3">Calculate </text:p>
          <text:p text:style-name="P3">B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9" draw:id="id9" draw:layer="layout" svg:width="4.826cm" svg:height="4.318cm" svg:x="5.572cm" svg:y="7.35cm">
          <text:p text:style-name="P3">Return Results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2.921cm" svg:height="1.673cm" svg:x="0.292cm" svg:y="4.937cm">
          <draw:text-box>
            <text:p text:style-name="P3">Return single</text:p>
          </draw:text-box>
        </draw:frame>
        <draw:custom-shape draw:style-name="gr16" draw:text-style-name="P4" xml:id="id12" draw:id="id12" draw:layer="layout" svg:width="2.794cm" svg:height="2.667cm" svg:x="18.399cm" svg:y="8.747cm">
          <text:p text:style-name="P3"><text:span text:style-name="T1">Loc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4" xml:id="id11" draw:id="id11" draw:layer="layout" svg:width="3.175cm" svg:height="2.921cm" svg:x="17.637cm" svg:y="11.668cm">
          <text:p text:style-name="P3"><text:span text:style-name="T1">Ride</text:span></text:p>
          <text:p text:style-name="P3"><text:span text:style-name="T1">Services</text:span></text:p>
          <text:p text:style-name="P3"><text:span text:style-name="T1">(ex. Lyft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2" draw:text-style-name="P7" draw:layer="layout" draw:type="line" svg:x1="7.096cm" svg:y1="5.572cm" svg:x2="11.934cm" svg:y2="4.949cm" draw:start-shape="id7" draw:start-glue-point="8" draw:end-shape="id8" draw:end-glue-point="5" svg:d="M7096 5572l4838-623" svg:viewBox="0 0 4839 624">
          <text:p/>
        </draw:connector>
        <draw:custom-shape draw:style-name="gr17" draw:text-style-name="P8" xml:id="id7" draw:id="id7" draw:layer="layout" svg:width="2.159cm" svg:height="2.54cm" svg:x="4.937cm" svg:y="4.302cm">
          <text:p text:style-name="P3">User</text:p>
          <text:p text:style-name="P3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7" draw:layer="layout" draw:type="line" svg:x1="11.414cm" svg:y1="6.207cm" svg:x2="10.398cm" svg:y2="9.509cm" draw:start-shape="id8" draw:start-glue-point="6" draw:end-shape="id9" draw:end-glue-point="10" svg:d="M11414 6207l-1016 3302" svg:viewBox="0 0 1017 3303">
          <text:p/>
        </draw:connector>
        <draw:connector draw:style-name="gr13" draw:text-style-name="P7" draw:layer="layout" draw:type="line" svg:x1="3.286cm" svg:y1="8.53cm" svg:x2="5.572cm" svg:y2="9.509cm" draw:start-shape="id10" draw:start-glue-point="1" draw:end-shape="id9" draw:end-glue-point="6" svg:d="M3286 8530l2286 979" svg:viewBox="0 0 2287 980">
          <text:p/>
        </draw:connector>
        <draw:connector draw:style-name="gr12" draw:text-style-name="P7" draw:layer="layout" draw:type="line" svg:x1="17.637cm" svg:y1="13.129cm" svg:x2="9.692cm" svg:y2="11.036cm" draw:start-shape="id11" draw:start-glue-point="5" draw:end-shape="id9" draw:end-glue-point="9" svg:d="M17637 13129l-7945-2093" svg:viewBox="0 0 7946 2094">
          <text:p/>
        </draw:connector>
        <draw:connector draw:style-name="gr12" draw:text-style-name="P7" draw:layer="layout" draw:type="line" svg:x1="18.399cm" svg:y1="10.081cm" svg:x2="10.398cm" svg:y2="9.509cm" draw:start-shape="id12" draw:start-glue-point="5" draw:end-shape="id9" draw:end-glue-point="10" svg:d="M18399 10081l-8001-572" svg:viewBox="0 0 8002 573">
          <text:p/>
        </draw:connector>
        <draw:custom-shape draw:style-name="gr14" draw:text-style-name="P4" xml:id="id13" draw:id="id13" draw:layer="layout" svg:width="5.207cm" svg:height="4.826cm" svg:x="9.509cm" svg:y="13.192cm">
          <text:p text:style-name="P3">Prompt r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draw:type="line" svg:x1="7.985cm" svg:y1="11.668cm" svg:x2="12.113cm" svg:y2="13.192cm" draw:start-shape="id9" draw:start-glue-point="8" draw:end-shape="id13" draw:end-glue-point="4" svg:d="M7985 11668l4128 1524" svg:viewBox="0 0 4129 1525">
          <text:p/>
        </draw:connector>
      </draw:page>
      <draw:page draw:name="page3" draw:style-name="dp1" draw:master-page-name="Default">
        <draw:path draw:style-name="gr1" draw:text-style-name="P1" xml:id="id16" draw:id="id16" draw:layer="layout" svg:width="3.175cm" svg:height="3.883cm" svg:x="0.11cm" svg:y="6.588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  <draw:custom-shape draw:style-name="gr2" draw:text-style-name="P2" draw:layer="layout" svg:width="10.795cm" svg:height="18.542cm" svg:x="4.427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28cm" svg:y="5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46cm" svg:height="9.534cm" draw:transform="rotate (-0.0043633231299858) translate (16.365cm 6.08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4" draw:layer="layout" svg:width="2.032cm" svg:height="1.651cm" svg:x="16.873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5" draw:layer="layout" svg:width="2.921cm" svg:height="0.839cm" svg:x="16.873cm" svg:y="7.096cm">
            <draw:text-box>
              <text:p><text:span text:style-name="T1">Iphone</text:span></text:p>
            </draw:text-box>
          </draw:frame>
        </draw:g>
        <draw:custom-shape draw:style-name="gr18" draw:text-style-name="P4" xml:id="id15" draw:id="id15" draw:layer="layout" svg:width="4.064cm" svg:height="4.064cm" svg:x="5.191cm" svg:y="11.033cm">
          <text:p text:style-name="P3">Calculate B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17" draw:id="id17" draw:layer="layout" svg:width="4.953cm" svg:height="4.953cm" svg:x="9.763cm" svg:y="6.842cm">
          <text:p text:style-name="P3">Return Resul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3.121cm" svg:height="2.384cm" svg:x="0.165cm" svg:y="4.966cm">
          <draw:text-box>
            <text:p text:style-name="P3">Return Multiple*</text:p>
          </draw:text-box>
        </draw:frame>
        <draw:custom-shape draw:style-name="gr16" draw:text-style-name="P4" xml:id="id19" draw:id="id19" draw:layer="layout" svg:width="2.794cm" svg:height="2.667cm" svg:x="18.399cm" svg:y="8.747cm">
          <text:p text:style-name="P3"><text:span text:style-name="T1">Loc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4" xml:id="id20" draw:id="id20" draw:layer="layout" svg:width="3.175cm" svg:height="2.921cm" svg:x="18.091cm" svg:y="11.668cm">
          <text:p text:style-name="P3"><text:span text:style-name="T1">Ride</text:span></text:p>
          <text:p text:style-name="P3"><text:span text:style-name="T1">Services</text:span></text:p>
          <text:p text:style-name="P3"><text:span text:style-name="T1">(ex. Lyft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1" draw:text-style-name="P4" xml:id="id14" draw:id="id14" draw:layer="layout" svg:width="3.048cm" svg:height="3.048cm" svg:x="5.191cm" svg:y="5.826cm">
          <text:p text:style-name="P3">Select</text:p>
          <text:p text:style-name="P3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3.159cm" svg:height="3.806cm" svg:x="0.619cm" svg:y="12.557cm">
          <draw:text-box>
            <text:p>*Multiple Stored Users</text:p>
            <text:p/>
          </draw:text-box>
        </draw:frame>
        <draw:connector draw:style-name="gr13" draw:text-style-name="P7" draw:layer="layout" draw:type="line" svg:x1="6.715cm" svg:y1="8.874cm" svg:x2="7.223cm" svg:y2="11.033cm" draw:start-shape="id14" draw:start-glue-point="8" draw:end-shape="id15" draw:end-glue-point="4" svg:d="M6715 8874l508 2159" svg:viewBox="0 0 509 2160">
          <text:p/>
        </draw:connector>
        <draw:connector draw:style-name="gr13" draw:text-style-name="P7" draw:layer="layout" draw:type="line" svg:x1="3.286cm" svg:y1="8.53cm" svg:x2="5.191cm" svg:y2="7.35cm" draw:start-shape="id16" draw:start-glue-point="1" draw:end-shape="id14" draw:end-glue-point="6" svg:d="M3286 8530l1905-1180" svg:viewBox="0 0 1906 1181">
          <text:p/>
        </draw:connector>
        <draw:custom-shape draw:style-name="gr23" draw:text-style-name="P4" xml:id="id18" draw:id="id18" draw:layer="layout" svg:width="3.683cm" svg:height="3.556cm" svg:x="10.652cm" svg:y="14.081cm">
          <text:p text:style-name="P3">Prompt r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7" draw:layer="layout" draw:type="line" svg:x1="9.255cm" svg:y1="13.065cm" svg:x2="10.488cm" svg:y2="11.07cm" draw:start-shape="id15" draw:start-glue-point="10" draw:end-shape="id17" draw:end-glue-point="7" svg:d="M9255 13065l1233-1995" svg:viewBox="0 0 1234 1996">
          <text:p/>
        </draw:connector>
        <draw:connector draw:style-name="gr12" draw:text-style-name="P7" draw:layer="layout" draw:type="line" svg:x1="12.24cm" svg:y1="11.795cm" svg:x2="12.493cm" svg:y2="14.081cm" draw:start-shape="id17" draw:start-glue-point="8" draw:end-shape="id18" draw:end-glue-point="4" svg:d="M12240 11795l253 2286" svg:viewBox="0 0 254 2287">
          <text:p/>
        </draw:connector>
        <draw:connector draw:style-name="gr12" draw:text-style-name="P7" draw:layer="layout" draw:type="line" svg:x1="14.716cm" svg:y1="9.319cm" svg:x2="18.399cm" svg:y2="10.081cm" draw:start-shape="id17" draw:start-glue-point="10" draw:end-shape="id19" draw:end-glue-point="5" svg:d="M14716 9319l3683 762" svg:viewBox="0 0 3684 763">
          <text:p/>
        </draw:connector>
        <draw:connector draw:style-name="gr12" draw:text-style-name="P7" draw:layer="layout" draw:type="line" svg:x1="13.991cm" svg:y1="11.07cm" svg:x2="18.091cm" svg:y2="13.129cm" draw:start-shape="id17" draw:start-glue-point="9" draw:end-shape="id20" draw:end-glue-point="5" svg:d="M13991 11070l4100 2059" svg:viewBox="0 0 4101 2060">
          <text:p/>
        </draw:connector>
        <draw:custom-shape draw:style-name="gr17" draw:text-style-name="P8" xml:id="id21" draw:id="id21" draw:layer="layout" svg:width="2.159cm" svg:height="2.54cm" svg:x="8.112cm" svg:y="4.302cm">
          <text:p text:style-name="P3">User</text:p>
          <text:p text:style-name="P3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7" draw:layer="layout" draw:type="line" svg:x1="10.271cm" svg:y1="5.572cm" svg:x2="12.24cm" svg:y2="6.842cm" draw:start-shape="id21" draw:start-glue-point="8" draw:end-shape="id17" draw:end-glue-point="4" svg:d="M10271 5572l1969 1270" svg:viewBox="0 0 1970 1271">
          <text:p/>
        </draw:connector>
      </draw:page>
      <draw:page draw:name="page4" draw:style-name="dp1" draw:master-page-name="Default">
        <draw:path draw:style-name="gr1" draw:text-style-name="P1" draw:layer="layout" svg:width="3.175cm" svg:height="3.883cm" svg:x="0.126cm" svg:y="6.587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  <draw:custom-shape draw:style-name="gr2" draw:text-style-name="P2" draw:layer="layout" svg:width="10.795cm" svg:height="18.542cm" svg:x="4.556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44cm" svg:y="5.69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4.946cm" svg:height="14.087cm" draw:transform="rotate (-0.0043633231299858) translate (16.381cm 6.079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4" draw:layer="layout" svg:width="2.032cm" svg:height="1.651cm" svg:x="16.889cm" svg:y="6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5" draw:layer="layout" svg:width="2.921cm" svg:height="0.839cm" svg:x="16.889cm" svg:y="7.095cm">
            <draw:text-box>
              <text:p><text:span text:style-name="T1">Iphone</text:span></text:p>
            </draw:text-box>
          </draw:frame>
        </draw:g>
        <draw:custom-shape draw:style-name="gr25" draw:text-style-name="P4" draw:layer="layout" svg:width="5.604cm" svg:height="2.921cm" svg:x="9.382cm" svg:y="6.207cm">
          <text:p text:style-name="P3">Location is over </text:p>
          <text:p text:style-name="P3">Time limi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18.272cm" svg:y1="10.144cm" svg:x2="14.716cm" svg:y2="8.493cm">
          <text:p/>
        </draw:line>
        <draw:frame draw:style-name="gr9" draw:text-style-name="P6" draw:layer="layout" svg:width="2.921cm" svg:height="1.673cm" svg:x="0.308cm" svg:y="4.936cm">
          <draw:text-box>
            <text:p text:style-name="P3">Return single</text:p>
          </draw:text-box>
        </draw:frame>
        <draw:custom-shape draw:style-name="gr16" draw:text-style-name="P4" draw:layer="layout" svg:width="2.794cm" svg:height="2.667cm" svg:x="18.415cm" svg:y="8.746cm">
          <text:p text:style-name="P3"><text:span text:style-name="T1">Loc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4" draw:layer="layout" svg:width="3.175cm" svg:height="2.921cm" svg:x="18.107cm" svg:y="11.667cm">
          <text:p text:style-name="P3"><text:span text:style-name="T1">iMessag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6" draw:text-style-name="P4" draw:layer="layout" svg:width="4.826cm" svg:height="4.572cm" svg:x="5.318cm" svg:y="9.89cm">
          <text:p text:style-name="P3">Message</text:p>
          <text:p text:style-name="P3"><text:s/>ICE Cont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3.159cm" svg:y1="9.255cm" svg:x2="9.128cm" svg:y2="7.731cm">
          <text:p/>
        </draw:line>
        <draw:frame draw:style-name="gr27" draw:text-style-name="P5" draw:layer="layout" svg:width="1.778cm" svg:height="1.016cm" svg:x="1cm" svg:y="10.525cm">
          <draw:text-box>
            <text:p>Alt</text:p>
          </draw:text-box>
        </draw:frame>
        <draw:custom-shape draw:style-name="gr16" draw:text-style-name="P4" draw:layer="layout" svg:width="2.794cm" svg:height="2.667cm" svg:x="18.145cm" svg:y="15.478cm">
          <text:p text:style-name="P3"><text:span text:style-name="T1">Contact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3" draw:text-style-name="P7" draw:layer="layout" svg:x1="10.144cm" svg:y1="13.065cm" svg:x2="17.891cm" svg:y2="16.621cm">
          <text:p/>
        </draw:line>
        <draw:line draw:style-name="gr28" draw:text-style-name="P7" draw:layer="layout" svg:x1="10.017cm" svg:y1="8.493cm" svg:x2="8.62cm" svg:y2="9.89cm">
          <text:p/>
        </draw:line>
        <draw:line draw:style-name="gr13" draw:text-style-name="P7" draw:layer="layout" svg:x1="17.764cm" svg:y1="13.065cm" svg:x2="10.525cm" svg:y2="12.176cm">
          <text:p/>
        </draw:line>
      </draw:page>
      <draw:page draw:name="page5" draw:style-name="dp1" draw:master-page-name="Default">
        <draw:path draw:style-name="gr1" draw:text-style-name="P1" draw:layer="layout" svg:width="3.175cm" svg:height="3.883cm" svg:x="0.142cm" svg:y="6.586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  <draw:custom-shape draw:style-name="gr2" draw:text-style-name="P2" draw:layer="layout" svg:width="10.795cm" svg:height="18.542cm" svg:x="4.572cm" svg:y="4.0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6cm" svg:y="5.6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46cm" svg:height="9.534cm" draw:transform="rotate (-0.0043633231299858) translate (16.397cm 6.078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4" draw:layer="layout" svg:width="2.032cm" svg:height="1.651cm" svg:x="16.875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5" draw:layer="layout" svg:width="2.921cm" svg:height="0.839cm" svg:x="16.875cm" svg:y="7.096cm">
            <draw:text-box>
              <text:p><text:span text:style-name="T1">Iphone</text:span></text:p>
            </draw:text-box>
          </draw:frame>
        </draw:g>
        <draw:frame draw:style-name="gr9" draw:text-style-name="P6" draw:layer="layout" svg:width="2.921cm" svg:height="1.673cm" svg:x="0.324cm" svg:y="4.935cm">
          <draw:text-box>
            <text:p text:style-name="P3">Return single</text:p>
          </draw:text-box>
        </draw:frame>
        <draw:custom-shape draw:style-name="gr16" draw:text-style-name="P4" draw:layer="layout" svg:width="2.794cm" svg:height="2.667cm" svg:x="18.431cm" svg:y="8.745cm">
          <text:p text:style-name="P3"><text:span text:style-name="T1">Contact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4" draw:layer="layout" svg:width="3.175cm" svg:height="2.921cm" svg:x="18.123cm" svg:y="11.666cm">
          <text:p text:style-name="P3"><text:span text:style-name="T1">Ride</text:span></text:p>
          <text:p text:style-name="P3"><text:span text:style-name="T1">Services</text:span></text:p>
          <text:p text:style-name="P3"><text:span text:style-name="T1">(ex. Lyft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0" draw:text-style-name="P6" draw:layer="layout" svg:width="2.54cm" svg:height="2.384cm" svg:x="0.492cm" svg:y="10.524cm">
          <draw:text-box>
            <text:p text:style-name="P3">Data</text:p>
            <text:p text:style-name="P3">Check</text:p>
          </draw:text-box>
        </draw:frame>
        <draw:custom-shape draw:style-name="gr29" draw:text-style-name="P4" xml:id="id22" draw:id="id22" draw:layer="layout" svg:width="4.302cm" svg:height="3.936cm" draw:transform="skewX (-0.027401669256311) rotate (-0.0274016692563104) translate (6.985cm 11.287cm)">
          <text:p text:style-name="P3">Set up</text:p>
          <text:p text:style-name="P3">Ice Conta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2.524cm" svg:y1="9.763cm" svg:x2="6.842cm" svg:y2="7.35cm">
          <text:p/>
        </draw:line>
        <draw:line draw:style-name="gr13" draw:text-style-name="P7" xml:id="id23" draw:id="id23" draw:layer="layout" svg:x1="18.653cm" svg:y1="11.033cm" svg:x2="11.922cm" svg:y2="13.192cm">
          <text:p/>
        </draw:line>
        <draw:connector draw:style-name="gr30" draw:text-style-name="P3" draw:layer="layout" svg:x1="11.286cm" svg:y1="13.375cm" svg:x2="15.287cm" svg:y2="13.192cm" draw:start-shape="id22" draw:start-glue-point="10" draw:end-shape="id23" svg:d="M11286 13375h4001v-183" svg:viewBox="0 0 4002 184">
          <text:p/>
        </draw:connector>
        <draw:custom-shape draw:style-name="gr31" draw:text-style-name="P4" draw:layer="layout" svg:width="4.302cm" svg:height="3.936cm" draw:transform="skewX (-0.027401669256311) rotate (-0.0274016692563104) translate (7.24cm 5.191cm)">
          <text:p text:style-name="P3">Select 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9.382cm" svg:y1="9.382cm" svg:x2="9.255cm" svg:y2="11.033cm">
          <text:p/>
        </draw:line>
      </draw:page>
      <draw:page draw:name="page6" draw:style-name="dp1" draw:master-page-name="Default">
        <draw:custom-shape draw:style-name="gr2" draw:text-style-name="P2" draw:layer="layout" svg:width="10.795cm" svg:height="18.542cm" svg:x="4.597cm" svg:y="4.0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27cm" svg:height="0.001cm" svg:x="12.485cm" svg:y="5.69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708cm" svg:height="3.683cm" svg:x="5.318cm" svg:y="4.937cm">
          <text:p text:style-name="P3">View Data</text:p>
          <text:p text:style-name="P3">About</text:p>
          <text:p text:style-name="P3">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3.286cm" svg:y1="7.477cm" svg:x2="5.359cm" svg:y2="6.968cm">
          <text:p/>
        </draw:line>
        <draw:frame draw:style-name="gr9" draw:text-style-name="P6" draw:layer="layout" svg:width="2.921cm" svg:height="1.673cm" svg:x="0.349cm" svg:y="4.935cm">
          <draw:text-box>
            <text:p text:style-name="P3">Return single</text:p>
          </draw:text-box>
        </draw:frame>
        <draw:custom-shape draw:style-name="gr33" draw:text-style-name="P4" draw:layer="layout" svg:width="4.048cm" svg:height="3.811cm" svg:x="6.35cm" svg:y="8.874cm">
          <text:p text:style-name="P3">Info About</text:p>
          <text:p text:style-name="P3">Body Typ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3.286cm" svg:y1="9.128cm" svg:x2="6.207cm" svg:y2="9.89cm">
          <text:p/>
        </draw:line>
        <draw:frame draw:style-name="gr20" draw:text-style-name="P6" draw:layer="layout" svg:width="2.54cm" svg:height="2.384cm" svg:x="0.517cm" svg:y="10.524cm">
          <draw:text-box>
            <text:p text:style-name="P3">info</text:p>
          </draw:text-box>
        </draw:frame>
        <draw:custom-shape draw:style-name="gr33" draw:text-style-name="P4" draw:layer="layout" svg:width="4.048cm" svg:height="3.811cm" svg:x="5.842cm" svg:y="13.064cm">
          <text:p text:style-name="P3">Comparison</text:p>
          <text:p text:style-name="P3">Of Drin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2.803cm" svg:y1="9.636cm" svg:x2="6.207cm" svg:y2="13.446cm">
          <text:p/>
        </draw:line>
        <draw:custom-shape draw:style-name="gr34" draw:text-style-name="P4" draw:layer="layout" svg:width="4.302cm" svg:height="4.191cm" svg:x="5.334cm" svg:y="17.129cm">
          <text:p text:style-name="P3">Share </text:p>
          <text:p text:style-name="P3">Location</text:p>
          <text:p text:style-name="P3">With 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2.549cm" svg:y1="9.763cm" svg:x2="5.953cm" svg:y2="17.51cm">
          <text:p/>
        </draw:line>
        <draw:path draw:style-name="gr1" draw:text-style-name="P1" draw:layer="layout" svg:width="3.175cm" svg:height="3.883cm" svg:x="0.142cm" svg:y="6.586cm" svg:viewBox="0 0 3176 3884" svg:d="M1588 0c292 0 541 67 794 213s435 328 581 581 213 502 213 794-67 541-213 794-328 435-581 581-502 213-794 213-541-67-794-213-435-328-581-581-213-502-213-794 67-541 213-794 328-435 581-581 502-213 794-213zM1073 829c27 0 50 11 74 37 23 25 40 56 53 100 14 44 20 87 20 137s-6 93-20 137c-13 44-30 75-53 100-24 26-47 37-74 37s-50-11-73-37c-24-25-41-56-54-100-14-44-20-87-20-137s6-93 20-137c13-44 30-75 54-100 23-26 46-37 73-37zM2100 829c27 0 50 11 74 37 23 25 40 56 53 100 14 44 20 87 20 137s-6 93-20 137c-13 44-30 75-53 100-24 26-47 37-74 37s-50-11-73-37c-24-25-41-56-54-100-14-44-20-87-20-137s6-93 20-137c13-44 30-75 54-100 23-26 46-37 73-37zM717 2134c560 590 1183 590 1743 0zM1114 3884c-36 0-67-6-94-19s-47-32-62-57-22-54-22-89v-278h59v273c0 40 10 70 31 91 20 21 49 31 87 31 40 0 70-11 92-32s33-53 33-94v-269h59v273c0 35-8 66-23 91-15 26-36 45-63 59-28 13-60 20-97 20zM1639 3785c0 32-12 56-36 73-24 18-58 26-101 26-41 0-74-7-96-20-23-14-38-36-44-65l49-9c5 18 15 31 29 39 15 9 36 13 62 13 29 0 49-5 63-13 13-9 19-22 19-39 0-14-4-24-13-33-9-8-24-15-44-20l-40-11c-32-8-55-16-69-24-13-8-24-18-32-29-7-11-11-25-11-42 0-30 11-54 33-70s53-24 95-24c37 0 66 7 88 20s36 34 42 62l-51 7c-3-15-11-27-25-35-13-8-31-12-54-12-25 0-44 4-56 12s-18 19-18 35c0 9 3 17 8 23s12 12 22 16c9 4 30 10 61 18 30 7 51 14 64 21 13 6 23 13 31 21 7 7 13 16 17 26s7 21 7 34zM1748 3722c0 38 8 68 23 89 16 21 40 31 70 31 24 0 44-5 58-14 15-10 25-22 30-37l49 14c-20 53-66 79-137 79-49 0-87-15-113-44-26-30-39-74-39-132 0-55 13-98 39-127 26-30 63-45 111-45 99 0 148 60 148 179v7zM1929 3679c-3-35-12-61-27-77s-36-24-64-24c-27 0-48 9-64 27s-25 43-26 74zM2057 3878v-257c0-24-1-50-2-78h53c2 38 2 60 2 68h2c8-29 19-48 30-59 12-10 28-16 49-16 8 0 15 1 23 3v52c-8-2-17-4-30-4-23 0-41 10-53 30s-18 49-18 86v175z">
          <text:p/>
        </draw:path>
        <draw:custom-shape draw:style-name="gr35" draw:text-style-name="P4" draw:layer="layout" svg:width="4.946cm" svg:height="13.326cm" draw:transform="rotate (-0.0043633231299858) translate (16.398cm 6.079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5" draw:text-style-name="P4" draw:layer="layout" svg:width="2.032cm" svg:height="1.651cm" svg:x="16.849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5" draw:layer="layout" svg:width="2.921cm" svg:height="0.839cm" svg:x="16.849cm" svg:y="7.096cm">
            <draw:text-box>
              <text:p><text:span text:style-name="T1">Iphone</text:span></text:p>
            </draw:text-box>
          </draw:frame>
        </draw:g>
        <draw:custom-shape draw:style-name="gr16" draw:text-style-name="P4" draw:layer="layout" svg:width="2.794cm" svg:height="2.667cm" svg:x="17.002cm" svg:y="8.747cm">
          <text:p text:style-name="P3"><text:span text:style-name="T1">Locatio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3" draw:text-style-name="P7" draw:layer="layout" svg:x1="17.129cm" svg:y1="10.779cm" svg:x2="9.636cm" svg:y2="18.272cm">
          <text:p/>
        </draw:line>
        <draw:custom-shape draw:style-name="gr17" draw:text-style-name="P8" draw:layer="layout" svg:width="2.159cm" svg:height="2.54cm" svg:x="12.049cm" svg:y="5.064cm">
          <text:p text:style-name="P3">User</text:p>
          <text:p text:style-name="P3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6" draw:text-style-name="P7" draw:layer="layout" svg:x1="12.049cm" svg:y1="7.604cm" svg:x2="10.398cm" svg:y2="10.017cm">
          <text:p/>
        </draw:line>
        <draw:line draw:style-name="gr36" draw:text-style-name="P7" draw:layer="layout" svg:x1="12.684cm" svg:y1="7.731cm" svg:x2="10.017cm" svg:y2="14.843cm">
          <text:p/>
        </draw:line>
        <draw:custom-shape draw:style-name="gr37" draw:text-style-name="P8" draw:layer="layout" svg:width="2.159cm" svg:height="3.048cm" svg:x="12.684cm" svg:y="8.747cm">
          <text:p text:style-name="P3">User</text:p>
          <text:p text:style-name="P3">Drink</text:p>
          <text:p text:style-name="P3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6" draw:text-style-name="P7" draw:layer="layout" svg:x1="12.557cm" svg:y1="11.16cm" svg:x2="9.128cm" svg:y2="7.223cm">
          <text:p/>
        </draw:line>
        <draw:line draw:style-name="gr36" draw:text-style-name="P7" draw:layer="layout" svg:x1="13.446cm" svg:y1="11.922cm" svg:x2="10.017cm" svg:y2="15.09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1-12T17:30:27.909555806</meta:creation-date>
    <dc:date>2019-11-15T11:29:21.555544697</dc:date>
    <meta:editing-duration>PT28M35S</meta:editing-duration>
    <meta:editing-cycles>5</meta:editing-cycles>
    <meta:generator>LibreOffice/6.3.3.2$MacOSX_X86_64 LibreOffice_project/a64200df03143b798afd1ec74a12ab50359878ed</meta:generator>
    <meta:document-statistic meta:object-count="122"/>
  </office:meta>
</office:document-meta>
</file>